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467"/>
    </style:style>
    <style:style style:name="P2" style:family="paragraph" style:parent-style-name="Standard">
      <style:text-properties officeooo:rsid="00124ef0" officeooo:paragraph-rsid="00124ef0"/>
    </style:style>
    <style:style style:name="P3" style:family="paragraph" style:parent-style-name="Standard">
      <style:text-properties officeooo:rsid="00124ef0" officeooo:paragraph-rsid="00124ef0"/>
    </style:style>
    <style:style style:name="P4" style:family="paragraph" style:parent-style-name="Standard">
      <style:text-properties officeooo:rsid="0018bb17" officeooo:paragraph-rsid="0018bb17"/>
    </style:style>
    <style:style style:name="P5" style:family="paragraph" style:parent-style-name="Standard">
      <style:text-properties officeooo:rsid="00192751" officeooo:paragraph-rsid="00192751"/>
    </style:style>
    <style:style style:name="P6" style:family="paragraph" style:parent-style-name="Standard">
      <style:text-properties officeooo:rsid="001ccadd" officeooo:paragraph-rsid="001ccadd"/>
    </style:style>
    <style:style style:name="P7" style:family="paragraph" style:parent-style-name="Standard">
      <style:text-properties officeooo:rsid="001962c8" officeooo:paragraph-rsid="00143467"/>
    </style:style>
    <style:style style:name="P8" style:family="paragraph" style:parent-style-name="Standard">
      <style:text-properties officeooo:rsid="001962c8" officeooo:paragraph-rsid="001f2486"/>
    </style:style>
    <style:style style:name="P9" style:family="paragraph" style:parent-style-name="Standard">
      <style:text-properties officeooo:rsid="0021b4d4" officeooo:paragraph-rsid="0021b4d4"/>
    </style:style>
    <style:style style:name="P10" style:family="paragraph" style:parent-style-name="Standard">
      <style:paragraph-properties fo:break-before="page"/>
      <style:text-properties officeooo:rsid="00124ef0" officeooo:paragraph-rsid="00124ef0"/>
    </style:style>
    <style:style style:name="P11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reak-before="page" fo:background-color="transparent"/>
      <style:text-properties officeooo:rsid="001ccadd" officeooo:paragraph-rsid="001ccad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24ef0"/>
    </style:style>
    <style:style style:name="T2" style:family="text">
      <style:text-properties officeooo:rsid="0012ce35"/>
    </style:style>
    <style:style style:name="T3" style:family="text">
      <style:text-properties officeooo:rsid="00146310"/>
    </style:style>
    <style:style style:name="T4" style:family="text">
      <style:text-properties officeooo:rsid="0015e96a"/>
    </style:style>
    <style:style style:name="T5" style:family="text">
      <style:text-properties officeooo:rsid="00192751"/>
    </style:style>
    <style:style style:name="T6" style:family="text">
      <style:text-properties officeooo:rsid="001e2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er Hay</text:p>
      <text:p text:style-name="P1">ME333 - Mechatronics</text:p>
      <text:p text:style-name="P7">Chapter 2<text:span text:style-name="T1">8</text:span>.<text:span text:style-name="T1">4.10.5, 28.4.12.5</text:span></text:p>
      <text:p text:style-name="P7"/>
      <text:p text:style-name="P9">28.4.10.5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8:30:58.767841944</meta:creation-date>
    <dc:date>2020-03-14T11:09:42.089848883</dc:date>
    <meta:editing-duration>P4DT3H24M47S</meta:editing-duration>
    <meta:editing-cycles>4</meta:editing-cycles>
    <meta:generator>LibreOffice/6.0.7.3$Linux_X86_64 LibreOffice_project/00m0$Build-3</meta:generator>
    <meta:print-date>2020-03-09T20:26:56.027374650</meta:print-date>
    <meta:document-statistic meta:table-count="0" meta:image-count="0" meta:object-count="0" meta:page-count="1" meta:paragraph-count="4" meta:word-count="9" meta:character-count="71" meta:non-whitespace-character-count="65"/>
  </office:meta>
</office:document-meta>
</file>